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padding="0.71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background-color="#808080"/>
      <style:text-properties fo:color="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71mm"/>
      <style:text-properties fo:font-style="italic" style:font-style-asian="italic" style:font-style-complex="italic"/>
    </style:style>
    <style:style style:name="ce7" style:family="table-cell" style:parent-style-name="Default" style:data-style-name="N46"/>
    <style:style style:name="ce8" style:family="table-cell" style:parent-style-name="Default" style:data-style-name="N121"/>
    <style:style style:name="ce9" style:family="table-cell" style:parent-style-name="Default" style:data-style-name="N4"/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0" fo:background-color="#dee6ef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e6ef" fo:padding="0.71mm"/>
      <style:text-properties fo:font-style="italic" style:font-style-asian="italic" style:font-style-complex="italic"/>
    </style:style>
    <style:style style:name="ce13" style:family="table-cell" style:parent-style-name="Default" style:data-style-name="N46">
      <style:table-cell-properties fo:background-color="#dee6ef"/>
    </style:style>
    <style:style style:name="ce14" style:family="table-cell" style:parent-style-name="Default" style:data-style-name="N121">
      <style:table-cell-properties fo:background-color="#dee6ef"/>
    </style:style>
    <style:style style:name="ce15" style:family="table-cell" style:parent-style-name="Default" style:data-style-name="N4">
      <style:table-cell-properties fo:background-color="#dee6ef"/>
    </style:style>
    <style:style style:name="ce16" style:family="table-cell" style:parent-style-name="Default">
      <style:table-cell-properties fo:background-color="#dee6ef"/>
    </style:style>
    <style:style style:name="ce17" style:family="table-cell" style:parent-style-name="Default">
      <style:table-cell-properties style:glyph-orientation-vertical="0" fo:background-color="#dee6e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number-columns-repeated="4" table:default-cell-style-name="ce7"/>
        <table:table-column table:style-name="co1" table:number-columns-repeated="4" table:default-cell-style-name="ce13"/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W2V</text:p>
          </table:table-cell>
          <table:covered-table-cell table:number-columns-repeated="3" table:style-name="ce10"/>
          <table:table-cell table:style-name="ce11" office:value-type="string" calcext:value-type="string" table:number-columns-spanned="4" table:number-rows-spanned="1">
            <text:p>Bag of Words</text:p>
          </table:table-cell>
          <table:covered-table-cell table:number-columns-repeated="3" table:style-name="ce17"/>
        </table:table-row>
        <table:table-row table:style-name="ro1">
          <table:table-cell table:number-columns-repeated="2"/>
          <table:table-cell table:style-name="ce6" office:value-type="string" calcext:value-type="string">
            <text:p>Keine WA</text:p>
          </table:table-cell>
          <table:table-cell table:style-name="ce6" office:value-type="string" calcext:value-type="string">
            <text:p>Worttyp</text:p>
          </table:table-cell>
          <table:table-cell table:style-name="ce6" office:value-type="string" calcext:value-type="string">
            <text:p>Satzglied</text:p>
          </table:table-cell>
          <table:table-cell table:style-name="ce6" office:value-type="string" calcext:value-type="string">
            <text:p>TF-IDF</text:p>
          </table:table-cell>
          <table:table-cell table:style-name="ce12" office:value-type="string" calcext:value-type="string">
            <text:p>Keine WA</text:p>
          </table:table-cell>
          <table:table-cell table:style-name="ce12" office:value-type="string" calcext:value-type="string">
            <text:p>Worttyp</text:p>
          </table:table-cell>
          <table:table-cell table:style-name="ce12" office:value-type="string" calcext:value-type="string">
            <text:p>Satzglied</text:p>
          </table:table-cell>
          <table:table-cell table:style-name="ce12" office:value-type="string" calcext:value-type="string">
            <text:p>TF-IDF</text:p>
          </table:table-cell>
        </table:table-row>
        <table:table-row table:style-name="ro1">
          <table:table-cell table:style-name="ce1" office:value-type="string" calcext:value-type="string">
            <text:p>Start</text:p>
          </table:table-cell>
          <table:table-cell/>
          <table:table-cell office:value-type="time" office:time-value="PT15H11M01.041S" calcext:value-type="time">
            <text:p>15:11:01,04</text:p>
          </table:table-cell>
          <table:table-cell office:value-type="time" office:time-value="PT18H45M05.474S" calcext:value-type="time">
            <text:p>18:45:05,47</text:p>
          </table:table-cell>
          <table:table-cell office:value-type="time" office:time-value="PT19H02M15.266S" calcext:value-type="time">
            <text:p>19:02:15,27</text:p>
          </table:table-cell>
          <table:table-cell office:value-type="time" office:time-value="PT16H07M33.107S" calcext:value-type="time">
            <text:p>16:07:33,11</text:p>
          </table:table-cell>
          <table:table-cell office:value-type="time" office:time-value="PT12H52M18.098S" calcext:value-type="time">
            <text:p>12:52:18,10</text:p>
          </table:table-cell>
          <table:table-cell office:value-type="time" office:time-value="PT13H39M28.603S" calcext:value-type="time">
            <text:p>13:39:28,60</text:p>
          </table:table-cell>
          <table:table-cell office:value-type="time" office:time-value="PT15H37M44.194S" calcext:value-type="time">
            <text:p>15:37:44,19</text:p>
          </table:table-cell>
          <table:table-cell office:value-type="time" office:time-value="PT13H03M38.297S" calcext:value-type="time">
            <text:p>13:03:38,30</text:p>
          </table:table-cell>
        </table:table-row>
        <table:table-row table:style-name="ro1">
          <table:table-cell table:style-name="ce2" office:value-type="string" calcext:value-type="string">
            <text:p>Textanalyse</text:p>
          </table:table-cell>
          <table:table-cell/>
          <table:table-cell office:value-type="time" office:time-value="PT15H11M01.925S" calcext:value-type="time">
            <text:p>15:11:01,93</text:p>
          </table:table-cell>
          <table:table-cell office:value-type="time" office:time-value="PT18H45M06.363S" calcext:value-type="time">
            <text:p>18:45:06,36</text:p>
          </table:table-cell>
          <table:table-cell office:value-type="time" office:time-value="PT19H02M16.155S" calcext:value-type="time">
            <text:p>19:02:16,16</text:p>
          </table:table-cell>
          <table:table-cell office:value-type="time" office:time-value="PT16H07M34.044S" calcext:value-type="time">
            <text:p>16:07:34,04</text:p>
          </table:table-cell>
          <table:table-cell office:value-type="time" office:time-value="PT12H52M19.006S" calcext:value-type="time">
            <text:p>12:52:19,01</text:p>
          </table:table-cell>
          <table:table-cell office:value-type="time" office:time-value="PT13H39M29.494S" calcext:value-type="time">
            <text:p>13:39:29,49</text:p>
          </table:table-cell>
          <table:table-cell office:value-type="time" office:time-value="PT15H37M45.091S" calcext:value-type="time">
            <text:p>15:37:45,09</text:p>
          </table:table-cell>
          <table:table-cell office:value-type="time" office:time-value="PT13H03M39.192S" calcext:value-type="time">
            <text:p>13:03:39,19</text:p>
          </table:table-cell>
        </table:table-row>
        <table:table-row table:style-name="ro1">
          <table:table-cell table:style-name="ce2" office:value-type="string" calcext:value-type="string">
            <text:p>Wortauswahl, Start</text:p>
          </table:table-cell>
          <table:table-cell/>
          <table:table-cell office:value-type="time" office:time-value="PT15H25M38.856S" calcext:value-type="time">
            <text:p>15:25:38,86</text:p>
          </table:table-cell>
          <table:table-cell office:value-type="time" office:time-value="PT18H59M41.16S" calcext:value-type="time">
            <text:p>18:59:41,16</text:p>
          </table:table-cell>
          <table:table-cell office:value-type="time" office:time-value="PT19H16M55.339S" calcext:value-type="time">
            <text:p>19:16:55,34</text:p>
          </table:table-cell>
          <table:table-cell office:value-type="time" office:time-value="PT16H22M16.513S" calcext:value-type="time">
            <text:p>16:22:16,51</text:p>
          </table:table-cell>
          <table:table-cell office:value-type="time" office:time-value="PT13H07M32.29S" calcext:value-type="time">
            <text:p>13:07:32,29</text:p>
          </table:table-cell>
          <table:table-cell office:value-type="time" office:time-value="PT13H54M29.743S" calcext:value-type="time">
            <text:p>13:54:29,74</text:p>
          </table:table-cell>
          <table:table-cell office:value-type="time" office:time-value="PT15H52M46.806S" calcext:value-type="time">
            <text:p>15:52:46,81</text:p>
          </table:table-cell>
          <table:table-cell office:value-type="time" office:time-value="PT13H18M26.35S" calcext:value-type="time">
            <text:p>13:18:26,35</text:p>
          </table:table-cell>
        </table:table-row>
        <table:table-row table:style-name="ro1">
          <table:table-cell table:style-name="ce2" office:value-type="string" calcext:value-type="string">
            <text:p>Worttauswahl, Ende</text:p>
          </table:table-cell>
          <table:table-cell/>
          <table:table-cell office:value-type="time" office:time-value="PT15H25M44.43S" calcext:value-type="time">
            <text:p>15:25:44,43</text:p>
          </table:table-cell>
          <table:table-cell office:value-type="time" office:time-value="PT18H59M43.733S" calcext:value-type="time">
            <text:p>18:59:43,73</text:p>
          </table:table-cell>
          <table:table-cell office:value-type="time" office:time-value="PT19H16M57.952S" calcext:value-type="time">
            <text:p>19:16:57,95</text:p>
          </table:table-cell>
          <table:table-cell office:value-type="time" office:time-value="PT16H22M22.373S" calcext:value-type="time">
            <text:p>16:22:22,37</text:p>
          </table:table-cell>
          <table:table-cell office:value-type="time" office:time-value="PT13H07M38.436S" calcext:value-type="time">
            <text:p>13:07:38,44</text:p>
          </table:table-cell>
          <table:table-cell office:value-type="time" office:time-value="PT13H54M32.451S" calcext:value-type="time">
            <text:p>13:54:32,45</text:p>
          </table:table-cell>
          <table:table-cell office:value-type="time" office:time-value="PT15H52M49.515S" calcext:value-type="time">
            <text:p>15:52:49,52</text:p>
          </table:table-cell>
          <table:table-cell office:value-type="time" office:time-value="PT13H18M32.304S" calcext:value-type="time">
            <text:p>13:18:32,30</text:p>
          </table:table-cell>
        </table:table-row>
        <table:table-row table:style-name="ro1">
          <table:table-cell table:style-name="ce2" office:value-type="string" calcext:value-type="string">
            <text:p>TF-IDF, Start</text:p>
          </table:table-cell>
          <table:table-cell/>
          <table:table-cell table:number-columns-repeated="3" office:value-type="time" office:time-value="PT00H00M00S" calcext:value-type="time">
            <text:p>00:00:00,00</text:p>
          </table:table-cell>
          <table:table-cell office:value-type="time" office:time-value="PT16H22M28.62S" calcext:value-type="time">
            <text:p>16:22:28,62</text:p>
          </table:table-cell>
          <table:table-cell table:number-columns-repeated="3" office:value-type="time" office:time-value="PT00H00M00S" calcext:value-type="time">
            <text:p>00:00:00,00</text:p>
          </table:table-cell>
          <table:table-cell office:value-type="time" office:time-value="PT13H18M51.014S" calcext:value-type="time">
            <text:p>13:18:51,01</text:p>
          </table:table-cell>
        </table:table-row>
        <table:table-row table:style-name="ro1">
          <table:table-cell table:style-name="ce2" office:value-type="string" calcext:value-type="string">
            <text:p>TF-IDF, Ende</text:p>
          </table:table-cell>
          <table:table-cell/>
          <table:table-cell table:number-columns-repeated="3" office:value-type="time" office:time-value="PT00H00M00S" calcext:value-type="time">
            <text:p>00:00:00,00</text:p>
          </table:table-cell>
          <table:table-cell office:value-type="time" office:time-value="PT16H22M36.784S" calcext:value-type="time">
            <text:p>16:22:36,78</text:p>
          </table:table-cell>
          <table:table-cell table:number-columns-repeated="3" office:value-type="time" office:time-value="PT00H00M00S" calcext:value-type="time">
            <text:p>00:00:00,00</text:p>
          </table:table-cell>
          <table:table-cell office:value-type="time" office:time-value="PT13H18M59.27S" calcext:value-type="time">
            <text:p>13:18:59,27</text:p>
          </table:table-cell>
        </table:table-row>
        <table:table-row table:style-name="ro1">
          <table:table-cell table:style-name="ce2" office:value-type="string" calcext:value-type="string">
            <text:p>Encoding, Start</text:p>
          </table:table-cell>
          <table:table-cell/>
          <table:table-cell office:value-type="time" office:time-value="PT15H25M47.715S" calcext:value-type="time">
            <text:p>15:25:47,72</text:p>
          </table:table-cell>
          <table:table-cell office:value-type="time" office:time-value="PT18H59M46.18S" calcext:value-type="time">
            <text:p>18:59:46,18</text:p>
          </table:table-cell>
          <table:table-cell office:value-type="time" office:time-value="PT19H16M59.416S" calcext:value-type="time">
            <text:p>19:16:59,42</text:p>
          </table:table-cell>
          <table:table-cell office:value-type="time" office:time-value="PT16H22M36.785S" calcext:value-type="time">
            <text:p>16:22:36,79</text:p>
          </table:table-cell>
          <table:table-cell office:value-type="time" office:time-value="PT13H07M58.86S" calcext:value-type="time">
            <text:p>13:07:58,86</text:p>
          </table:table-cell>
          <table:table-cell office:value-type="time" office:time-value="PT13H54M46.047S" calcext:value-type="time">
            <text:p>13:54:46,05</text:p>
          </table:table-cell>
          <table:table-cell office:value-type="time" office:time-value="PT15H52M55.401S" calcext:value-type="time">
            <text:p>15:52:55,40</text:p>
          </table:table-cell>
          <table:table-cell office:value-type="time" office:time-value="PT13H19M00.403S" calcext:value-type="time">
            <text:p>13:19:00,40</text:p>
          </table:table-cell>
        </table:table-row>
        <table:table-row table:style-name="ro1">
          <table:table-cell table:style-name="ce2" office:value-type="string" calcext:value-type="string">
            <text:p>Encoding, End</text:p>
          </table:table-cell>
          <table:table-cell/>
          <table:table-cell office:value-type="time" office:time-value="PT15H25M49.466S" calcext:value-type="time">
            <text:p>15:25:49,47</text:p>
          </table:table-cell>
          <table:table-cell office:value-type="time" office:time-value="PT18H59M47.89S" calcext:value-type="time">
            <text:p>18:59:47,89</text:p>
          </table:table-cell>
          <table:table-cell office:value-type="time" office:time-value="PT19H17M01.009S" calcext:value-type="time">
            <text:p>19:17:01,01</text:p>
          </table:table-cell>
          <table:table-cell office:value-type="time" office:time-value="PT16H22M45.449S" calcext:value-type="time">
            <text:p>16:22:45,45</text:p>
          </table:table-cell>
          <table:table-cell office:value-type="time" office:time-value="PT13H18M22.479S" calcext:value-type="time">
            <text:p>13:18:22,48</text:p>
          </table:table-cell>
          <table:table-cell office:value-type="time" office:time-value="PT14H00M38.31S" calcext:value-type="time">
            <text:p>14:00:38,31</text:p>
          </table:table-cell>
          <table:table-cell office:value-type="time" office:time-value="PT15H57M24.474S" calcext:value-type="time">
            <text:p>15:57:24,47</text:p>
          </table:table-cell>
          <table:table-cell office:value-type="time" office:time-value="PT13H31M09.03S" calcext:value-type="time">
            <text:p>13:31:09,03</text:p>
          </table:table-cell>
        </table:table-row>
        <table:table-row table:style-name="ro1">
          <table:table-cell table:style-name="ce2" office:value-type="string" calcext:value-type="string">
            <text:p>Ende</text:p>
          </table:table-cell>
          <table:table-cell/>
          <table:table-cell office:value-type="time" office:time-value="PT15H26M00.064S" calcext:value-type="time">
            <text:p>15:26:00,06</text:p>
          </table:table-cell>
          <table:table-cell office:value-type="time" office:time-value="PT18H59M59.893S" calcext:value-type="time">
            <text:p>18:59:59,89</text:p>
          </table:table-cell>
          <table:table-cell office:value-type="time" office:time-value="PT19H17M12.368S" calcext:value-type="time">
            <text:p>19:17:12,37</text:p>
          </table:table-cell>
          <table:table-cell office:value-type="time" office:time-value="PT16H22M58.968S" calcext:value-type="time">
            <text:p>16:22:58,97</text:p>
          </table:table-cell>
          <table:table-cell office:value-type="time" office:time-value="PT13H18M25.452S" calcext:value-type="time">
            <text:p>13:18:25,45</text:p>
          </table:table-cell>
          <table:table-cell office:value-type="time" office:time-value="PT14H00M39.994S" calcext:value-type="time">
            <text:p>14:00:39,99</text:p>
          </table:table-cell>
          <table:table-cell office:value-type="time" office:time-value="PT15H57M25.155S" calcext:value-type="time">
            <text:p>15:57:25,16</text:p>
          </table:table-cell>
          <table:table-cell office:value-type="time" office:time-value="PT13H31M12.533S" calcext:value-type="time">
            <text:p>13:31:12,53</text:p>
          </table:table-cell>
        </table:table-row>
        <table:table-row table:style-name="ro1">
          <table:table-cell table:style-name="ce3" table:number-columns-repeated="10"/>
        </table:table-row>
        <table:table-row table:style-name="ro1">
          <table:table-cell table:style-name="ce4" office:value-type="string" calcext:value-type="string">
            <text:p>Zeiten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Gesamtzeit</text:p>
          </table:table-cell>
          <table:table-cell/>
          <table:table-cell table:style-name="ce8" table:formula="of:=[.C11]-[.C3]" office:value-type="time" office:time-value="PT00H14M59.023S" calcext:value-type="time">
            <text:p>00:14:59,02</text:p>
          </table:table-cell>
          <table:table-cell table:style-name="ce8" table:formula="of:=[.D11]-[.D3]" office:value-type="time" office:time-value="PT00H14M54.419S" calcext:value-type="time">
            <text:p>00:14:54,42</text:p>
          </table:table-cell>
          <table:table-cell table:style-name="ce8" table:formula="of:=[.E11]-[.E3]" office:value-type="time" office:time-value="PT00H14M57.102S" calcext:value-type="time">
            <text:p>00:14:57,10</text:p>
          </table:table-cell>
          <table:table-cell table:style-name="ce8" table:formula="of:=[.F11]-[.F3]" office:value-type="time" office:time-value="PT00H15M25.861S" calcext:value-type="time">
            <text:p>00:15:25,86</text:p>
          </table:table-cell>
          <table:table-cell table:style-name="ce14" table:formula="of:=[.G11]-[.G3]" office:value-type="time" office:time-value="PT00H26M07.354S" calcext:value-type="time">
            <text:p>00:26:07,35</text:p>
          </table:table-cell>
          <table:table-cell table:style-name="ce14" table:formula="of:=[.H11]-[.H3]" office:value-type="time" office:time-value="PT00H21M11.391S" calcext:value-type="time">
            <text:p>00:21:11,39</text:p>
          </table:table-cell>
          <table:table-cell table:style-name="ce14" table:formula="of:=[.I11]-[.I3]" office:value-type="time" office:time-value="PT00H19M40.961S" calcext:value-type="time">
            <text:p>00:19:40,96</text:p>
          </table:table-cell>
          <table:table-cell table:style-name="ce14" table:formula="of:=[.J11]-[.J3]" office:value-type="time" office:time-value="PT00H27M34.236S" calcext:value-type="time">
            <text:p>00:27:34,24</text:p>
          </table:table-cell>
        </table:table-row>
        <table:table-row table:style-name="ro1">
          <table:table-cell office:value-type="string" calcext:value-type="string">
            <text:p>Wortauswahl</text:p>
          </table:table-cell>
          <table:table-cell/>
          <table:table-cell table:style-name="ce8" table:formula="of:=[.C6]-[.C5]" office:value-type="time" office:time-value="PT00H00M05.574S" calcext:value-type="time">
            <text:p>00:00:05,57</text:p>
          </table:table-cell>
          <table:table-cell table:style-name="ce8" table:formula="of:=[.D6]-[.D5]" office:value-type="time" office:time-value="PT00H00M02.573S" calcext:value-type="time">
            <text:p>00:00:02,57</text:p>
          </table:table-cell>
          <table:table-cell table:style-name="ce8" table:formula="of:=[.E6]-[.E5]" office:value-type="time" office:time-value="PT00H00M02.613S" calcext:value-type="time">
            <text:p>00:00:02,61</text:p>
          </table:table-cell>
          <table:table-cell table:style-name="ce8" table:formula="of:=[.F6]-[.F5]" office:value-type="time" office:time-value="PT00H00M05.86S" calcext:value-type="time">
            <text:p>00:00:05,86</text:p>
          </table:table-cell>
          <table:table-cell table:style-name="ce14" table:formula="of:=[.G6]-[.G5]" office:value-type="time" office:time-value="PT00H00M06.146S" calcext:value-type="time">
            <text:p>00:00:06,15</text:p>
          </table:table-cell>
          <table:table-cell table:style-name="ce14" table:formula="of:=[.H6]-[.H5]" office:value-type="time" office:time-value="PT00H00M02.708S" calcext:value-type="time">
            <text:p>00:00:02,71</text:p>
          </table:table-cell>
          <table:table-cell table:style-name="ce14" table:formula="of:=[.I6]-[.I5]" office:value-type="time" office:time-value="PT00H00M02.709S" calcext:value-type="time">
            <text:p>00:00:02,71</text:p>
          </table:table-cell>
          <table:table-cell table:style-name="ce14" table:formula="of:=[.J6]-[.J5]" office:value-type="time" office:time-value="PT00H00M05.954S" calcext:value-type="time">
            <text:p>00:00:05,95</text:p>
          </table:table-cell>
        </table:table-row>
        <table:table-row table:style-name="ro1">
          <table:table-cell office:value-type="string" calcext:value-type="string">
            <text:p>TF-IDF </text:p>
          </table:table-cell>
          <table:table-cell/>
          <table:table-cell table:style-name="ce8" table:formula="of:=[.C8]-[.C7]" office:value-type="time" office:time-value="PT00H00M00S" calcext:value-type="time">
            <text:p>00:00:00,00</text:p>
          </table:table-cell>
          <table:table-cell table:style-name="ce8" table:formula="of:=[.D8]-[.D7]" office:value-type="time" office:time-value="PT00H00M00S" calcext:value-type="time">
            <text:p>00:00:00,00</text:p>
          </table:table-cell>
          <table:table-cell table:style-name="ce8" table:formula="of:=[.E8]-[.E7]" office:value-type="time" office:time-value="PT00H00M00S" calcext:value-type="time">
            <text:p>00:00:00,00</text:p>
          </table:table-cell>
          <table:table-cell table:style-name="ce8" table:formula="of:=[.F8]-[.F7]" office:value-type="time" office:time-value="PT00H00M08.164S" calcext:value-type="time">
            <text:p>00:00:08,16</text:p>
          </table:table-cell>
          <table:table-cell table:style-name="ce14" table:formula="of:=[.G8]-[.G7]" office:value-type="time" office:time-value="PT00H00M00S" calcext:value-type="time">
            <text:p>00:00:00,00</text:p>
          </table:table-cell>
          <table:table-cell table:style-name="ce14" table:formula="of:=[.H8]-[.H7]" office:value-type="time" office:time-value="PT00H00M00S" calcext:value-type="time">
            <text:p>00:00:00,00</text:p>
          </table:table-cell>
          <table:table-cell table:style-name="ce14" table:formula="of:=[.I8]-[.I7]" office:value-type="time" office:time-value="PT00H00M00S" calcext:value-type="time">
            <text:p>00:00:00,00</text:p>
          </table:table-cell>
          <table:table-cell table:style-name="ce14" table:formula="of:=[.J8]-[.J7]" office:value-type="time" office:time-value="PT00H00M08.256S" calcext:value-type="time">
            <text:p>00:00:08,26</text:p>
          </table:table-cell>
        </table:table-row>
        <table:table-row table:style-name="ro1">
          <table:table-cell office:value-type="string" calcext:value-type="string">
            <text:p>Wortauswahl, Gesamt</text:p>
          </table:table-cell>
          <table:table-cell/>
          <table:table-cell table:style-name="ce8" table:formula="of:=[.C15]+[.C16]" office:value-type="time" office:time-value="PT00H00M05.574S" calcext:value-type="time">
            <text:p>00:00:05,57</text:p>
          </table:table-cell>
          <table:table-cell table:style-name="ce8" table:formula="of:=[.D15]+[.D16]" office:value-type="time" office:time-value="PT00H00M02.573S" calcext:value-type="time">
            <text:p>00:00:02,57</text:p>
          </table:table-cell>
          <table:table-cell table:style-name="ce8" table:formula="of:=[.E15]+[.E16]" office:value-type="time" office:time-value="PT00H00M02.613S" calcext:value-type="time">
            <text:p>00:00:02,61</text:p>
          </table:table-cell>
          <table:table-cell table:style-name="ce8" table:formula="of:=[.F15]+[.F16]" office:value-type="time" office:time-value="PT00H00M14.024S" calcext:value-type="time">
            <text:p>00:00:14,02</text:p>
          </table:table-cell>
          <table:table-cell table:style-name="ce14" table:formula="of:=[.G15]+[.G16]" office:value-type="time" office:time-value="PT00H00M06.146S" calcext:value-type="time">
            <text:p>00:00:06,15</text:p>
          </table:table-cell>
          <table:table-cell table:style-name="ce14" table:formula="of:=[.H15]+[.H16]" office:value-type="time" office:time-value="PT00H00M02.708S" calcext:value-type="time">
            <text:p>00:00:02,71</text:p>
          </table:table-cell>
          <table:table-cell table:style-name="ce14" table:formula="of:=[.I15]+[.I16]" office:value-type="time" office:time-value="PT00H00M02.709S" calcext:value-type="time">
            <text:p>00:00:02,71</text:p>
          </table:table-cell>
          <table:table-cell table:style-name="ce14" table:formula="of:=[.J15]+[.J16]" office:value-type="time" office:time-value="PT00H00M14.21S" calcext:value-type="time">
            <text:p>00:00:14,21</text:p>
          </table:table-cell>
        </table:table-row>
        <table:table-row table:style-name="ro1">
          <table:table-cell office:value-type="string" calcext:value-type="string">
            <text:p>Encoding </text:p>
          </table:table-cell>
          <table:table-cell/>
          <table:table-cell table:style-name="ce8" table:formula="of:=[.C10]-[.C9]" office:value-type="time" office:time-value="PT00H00M01.751S" calcext:value-type="time">
            <text:p>00:00:01,75</text:p>
          </table:table-cell>
          <table:table-cell table:style-name="ce8" table:formula="of:=[.D10]-[.D9]" office:value-type="time" office:time-value="PT00H00M01.71S" calcext:value-type="time">
            <text:p>00:00:01,71</text:p>
          </table:table-cell>
          <table:table-cell table:style-name="ce8" table:formula="of:=[.E10]-[.E9]" office:value-type="time" office:time-value="PT00H00M01.593S" calcext:value-type="time">
            <text:p>00:00:01,59</text:p>
          </table:table-cell>
          <table:table-cell table:style-name="ce8" table:formula="of:=[.F10]-[.F9]" office:value-type="time" office:time-value="PT00H00M08.664S" calcext:value-type="time">
            <text:p>00:00:08,66</text:p>
          </table:table-cell>
          <table:table-cell table:style-name="ce14" table:formula="of:=[.G10]-[.G9]" office:value-type="time" office:time-value="PT00H10M23.619S" calcext:value-type="time">
            <text:p>00:10:23,62</text:p>
          </table:table-cell>
          <table:table-cell table:style-name="ce14" table:formula="of:=[.H10]-[.H9]" office:value-type="time" office:time-value="PT00H05M52.263S" calcext:value-type="time">
            <text:p>00:05:52,26</text:p>
          </table:table-cell>
          <table:table-cell table:style-name="ce14" table:formula="of:=[.I10]-[.I9]" office:value-type="time" office:time-value="PT00H04M29.073S" calcext:value-type="time">
            <text:p>00:04:29,07</text:p>
          </table:table-cell>
          <table:table-cell table:style-name="ce14" table:formula="of:=[.J10]-[.J9]" office:value-type="time" office:time-value="PT00H12M08.627S" calcext:value-type="time">
            <text:p>00:12:08,63</text:p>
          </table:table-cell>
        </table:table-row>
        <table:table-row table:style-name="ro1">
          <table:table-cell office:value-type="string" calcext:value-type="string">
            <text:p>Textanalyse</text:p>
          </table:table-cell>
          <table:table-cell/>
          <table:table-cell table:style-name="ce8" table:formula="of:=[.C5]-[.C4]" office:value-type="time" office:time-value="PT00H14M36.931S" calcext:value-type="time">
            <text:p>00:14:36,93</text:p>
          </table:table-cell>
          <table:table-cell table:style-name="ce8" table:formula="of:=[.D5]-[.D4]" office:value-type="time" office:time-value="PT00H14M34.797S" calcext:value-type="time">
            <text:p>00:14:34,80</text:p>
          </table:table-cell>
          <table:table-cell table:style-name="ce8" table:formula="of:=[.E5]-[.E4]" office:value-type="time" office:time-value="PT00H14M39.184S" calcext:value-type="time">
            <text:p>00:14:39,18</text:p>
          </table:table-cell>
          <table:table-cell table:style-name="ce8" table:formula="of:=[.F5]-[.F4]" office:value-type="time" office:time-value="PT00H14M42.469S" calcext:value-type="time">
            <text:p>00:14:42,47</text:p>
          </table:table-cell>
          <table:table-cell table:style-name="ce14" table:formula="of:=[.G5]-[.G4]" office:value-type="time" office:time-value="PT00H15M13.284S" calcext:value-type="time">
            <text:p>00:15:13,28</text:p>
          </table:table-cell>
          <table:table-cell table:style-name="ce14" table:formula="of:=[.H5]-[.H4]" office:value-type="time" office:time-value="PT00H15M00.249S" calcext:value-type="time">
            <text:p>00:15:00,25</text:p>
          </table:table-cell>
          <table:table-cell table:style-name="ce14" table:formula="of:=[.I5]-[.I4]" office:value-type="time" office:time-value="PT00H15M01.715S" calcext:value-type="time">
            <text:p>00:15:01,72</text:p>
          </table:table-cell>
          <table:table-cell table:style-name="ce14" table:formula="of:=[.J5]-[.J4]" office:value-type="time" office:time-value="PT00H14M47.158S" calcext:value-type="time">
            <text:p>00:14:47,16</text:p>
          </table:table-cell>
        </table:table-row>
        <table:table-row table:style-name="ro1">
          <table:table-cell table:style-name="ce3" table:number-columns-repeated="10"/>
        </table:table-row>
        <table:table-row table:style-name="ro1">
          <table:table-cell table:style-name="ce4" office:value-type="string" calcext:value-type="string">
            <text:p>in Sekunden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Gesamtzeit</text:p>
          </table:table-cell>
          <table:table-cell/>
          <table:table-cell table:style-name="ce9" table:formula="of:=([.C11]-[.C3])*86400" office:value-type="float" office:value="899.023000000013" calcext:value-type="float">
            <text:p>899,02</text:p>
          </table:table-cell>
          <table:table-cell table:style-name="ce9" table:formula="of:=([.D11]-[.D3])*86400" office:value-type="float" office:value="894.418999999997" calcext:value-type="float">
            <text:p>894,42</text:p>
          </table:table-cell>
          <table:table-cell table:style-name="ce9" table:formula="of:=([.E11]-[.E3])*86400" office:value-type="float" office:value="897.101999999995" calcext:value-type="float">
            <text:p>897,10</text:p>
          </table:table-cell>
          <table:table-cell table:style-name="ce9" table:formula="of:=([.F11]-[.F3])*86400" office:value-type="float" office:value="925.860999999995" calcext:value-type="float">
            <text:p>925,86</text:p>
          </table:table-cell>
          <table:table-cell table:style-name="ce15" table:formula="of:=([.G11]-[.G3])*86400" office:value-type="float" office:value="1567.35399999999" calcext:value-type="float">
            <text:p>1.567,35</text:p>
          </table:table-cell>
          <table:table-cell table:style-name="ce15" table:formula="of:=([.H11]-[.H3])*86400" office:value-type="float" office:value="1271.391" calcext:value-type="float">
            <text:p>1.271,39</text:p>
          </table:table-cell>
          <table:table-cell table:style-name="ce15" table:formula="of:=([.I11]-[.I3])*86400" office:value-type="float" office:value="1180.96099999999" calcext:value-type="float">
            <text:p>1.180,96</text:p>
          </table:table-cell>
          <table:table-cell table:style-name="ce15" table:formula="of:=([.J11]-[.J3])*86400" office:value-type="float" office:value="1654.23600000001" calcext:value-type="float">
            <text:p>1.654,24</text:p>
          </table:table-cell>
        </table:table-row>
        <table:table-row table:style-name="ro1">
          <table:table-cell office:value-type="string" calcext:value-type="string">
            <text:p>Wortauswahl</text:p>
          </table:table-cell>
          <table:table-cell/>
          <table:table-cell table:style-name="Default" table:formula="of:=[.C15]*86400" office:value-type="float" office:value="5.57400000000534" calcext:value-type="float">
            <text:p>5,57400000000534</text:p>
          </table:table-cell>
          <table:table-cell table:style-name="Default" table:formula="of:=[.D15]*86400" office:value-type="float" office:value="2.57299999999887" calcext:value-type="float">
            <text:p>2,57299999999887</text:p>
          </table:table-cell>
          <table:table-cell table:style-name="Default" table:formula="of:=[.E15]*86400" office:value-type="float" office:value="2.61299999999913" calcext:value-type="float">
            <text:p>2,61299999999913</text:p>
          </table:table-cell>
          <table:table-cell table:style-name="Default" table:formula="of:=[.F15]*86400" office:value-type="float" office:value="5.86000000000482" calcext:value-type="float">
            <text:p>5,86000000000482</text:p>
          </table:table-cell>
          <table:table-cell table:style-name="ce16" table:formula="of:=[.G15]*86400" office:value-type="float" office:value="6.1459999999947" calcext:value-type="float">
            <text:p>6,1459999999947</text:p>
          </table:table-cell>
          <table:table-cell table:style-name="ce16" table:formula="of:=[.H15]*86400" office:value-type="float" office:value="2.70800000000335" calcext:value-type="float">
            <text:p>2,70800000000335</text:p>
          </table:table-cell>
          <table:table-cell table:style-name="ce16" table:formula="of:=[.I15]*86400" office:value-type="float" office:value="2.70899999999976" calcext:value-type="float">
            <text:p>2,70899999999976</text:p>
          </table:table-cell>
          <table:table-cell table:style-name="ce16" table:formula="of:=[.J15]*86400" office:value-type="float" office:value="5.95400000000303" calcext:value-type="float">
            <text:p>5,95400000000303</text:p>
          </table:table-cell>
        </table:table-row>
        <table:table-row table:style-name="ro1">
          <table:table-cell office:value-type="string" calcext:value-type="string">
            <text:p>TF-IDF </text:p>
          </table:table-cell>
          <table:table-cell/>
          <table:table-cell table:style-name="Default" table:formula="of:=[.C16]*86400" office:value-type="float" office:value="0" calcext:value-type="float">
            <text:p>0</text:p>
          </table:table-cell>
          <table:table-cell table:style-name="Default" table:formula="of:=[.D16]*86400" office:value-type="float" office:value="0" calcext:value-type="float">
            <text:p>0</text:p>
          </table:table-cell>
          <table:table-cell table:style-name="Default" table:formula="of:=[.E16]*86400" office:value-type="float" office:value="0" calcext:value-type="float">
            <text:p>0</text:p>
          </table:table-cell>
          <table:table-cell table:style-name="Default" table:formula="of:=[.F16]*86400" office:value-type="float" office:value="8.16399999999113" calcext:value-type="float">
            <text:p>8,16399999999113</text:p>
          </table:table-cell>
          <table:table-cell table:style-name="ce16" table:formula="of:=[.G16]*86400" office:value-type="float" office:value="0" calcext:value-type="float">
            <text:p>0</text:p>
          </table:table-cell>
          <table:table-cell table:style-name="ce16" table:formula="of:=[.H16]*86400" office:value-type="float" office:value="0" calcext:value-type="float">
            <text:p>0</text:p>
          </table:table-cell>
          <table:table-cell table:style-name="ce16" table:formula="of:=[.I16]*86400" office:value-type="float" office:value="0" calcext:value-type="float">
            <text:p>0</text:p>
          </table:table-cell>
          <table:table-cell table:style-name="ce16" table:formula="of:=[.J16]*86400" office:value-type="float" office:value="8.25600000000613" calcext:value-type="float">
            <text:p>8,25600000000613</text:p>
          </table:table-cell>
        </table:table-row>
        <table:table-row table:style-name="ro1">
          <table:table-cell office:value-type="string" calcext:value-type="string">
            <text:p>Wortauswahl, Gesamt</text:p>
          </table:table-cell>
          <table:table-cell/>
          <table:table-cell table:style-name="Default" table:formula="of:=[.C17]*86400" office:value-type="float" office:value="5.57400000000534" calcext:value-type="float">
            <text:p>5,57400000000534</text:p>
          </table:table-cell>
          <table:table-cell table:style-name="Default" table:formula="of:=[.D17]*86400" office:value-type="float" office:value="2.57299999999887" calcext:value-type="float">
            <text:p>2,57299999999887</text:p>
          </table:table-cell>
          <table:table-cell table:style-name="Default" table:formula="of:=[.E17]*86400" office:value-type="float" office:value="2.61299999999913" calcext:value-type="float">
            <text:p>2,61299999999913</text:p>
          </table:table-cell>
          <table:table-cell table:style-name="Default" table:formula="of:=[.F17]*86400" office:value-type="float" office:value="14.023999999996" calcext:value-type="float">
            <text:p>14,023999999996</text:p>
          </table:table-cell>
          <table:table-cell table:style-name="ce16" table:formula="of:=[.G17]*86400" office:value-type="float" office:value="6.1459999999947" calcext:value-type="float">
            <text:p>6,1459999999947</text:p>
          </table:table-cell>
          <table:table-cell table:style-name="ce16" table:formula="of:=[.H17]*86400" office:value-type="float" office:value="2.70800000000335" calcext:value-type="float">
            <text:p>2,70800000000335</text:p>
          </table:table-cell>
          <table:table-cell table:style-name="ce16" table:formula="of:=[.I17]*86400" office:value-type="float" office:value="2.70899999999976" calcext:value-type="float">
            <text:p>2,70899999999976</text:p>
          </table:table-cell>
          <table:table-cell table:style-name="ce16" table:formula="of:=[.J17]*86400" office:value-type="float" office:value="14.2100000000092" calcext:value-type="float">
            <text:p>14,2100000000092</text:p>
          </table:table-cell>
        </table:table-row>
        <table:table-row table:style-name="ro1">
          <table:table-cell office:value-type="string" calcext:value-type="string">
            <text:p>Encoding </text:p>
          </table:table-cell>
          <table:table-cell/>
          <table:table-cell table:style-name="Default" table:formula="of:=[.C18]*86400" office:value-type="float" office:value="1.75099999999588" calcext:value-type="float">
            <text:p>1,75099999999588</text:p>
          </table:table-cell>
          <table:table-cell table:style-name="Default" table:formula="of:=[.D18]*86400" office:value-type="float" office:value="1.70999999999921" calcext:value-type="float">
            <text:p>1,70999999999921</text:p>
          </table:table-cell>
          <table:table-cell table:style-name="Default" table:formula="of:=[.E18]*86400" office:value-type="float" office:value="1.59299999998765" calcext:value-type="float">
            <text:p>1,59299999998765</text:p>
          </table:table-cell>
          <table:table-cell table:style-name="Default" table:formula="of:=[.F18]*86400" office:value-type="float" office:value="8.66399999999921" calcext:value-type="float">
            <text:p>8,66399999999921</text:p>
          </table:table-cell>
          <table:table-cell table:style-name="ce16" table:formula="of:=[.G18]*86400" office:value-type="float" office:value="623.618999999998" calcext:value-type="float">
            <text:p>623,618999999998</text:p>
          </table:table-cell>
          <table:table-cell table:style-name="ce16" table:formula="of:=[.H18]*86400" office:value-type="float" office:value="352.263" calcext:value-type="float">
            <text:p>352,263</text:p>
          </table:table-cell>
          <table:table-cell table:style-name="ce16" table:formula="of:=[.I18]*86400" office:value-type="float" office:value="269.073000000004" calcext:value-type="float">
            <text:p>269,073000000004</text:p>
          </table:table-cell>
          <table:table-cell table:style-name="ce16" table:formula="of:=[.J18]*86400" office:value-type="float" office:value="728.627000000005" calcext:value-type="float">
            <text:p>728,627000000005</text:p>
          </table:table-cell>
        </table:table-row>
        <table:table-row table:style-name="ro1">
          <table:table-cell office:value-type="string" calcext:value-type="string">
            <text:p>Textanalyse</text:p>
          </table:table-cell>
          <table:table-cell/>
          <table:table-cell table:style-name="Default" table:formula="of:=[.C19]*86400" office:value-type="float" office:value="876.931000000008" calcext:value-type="float">
            <text:p>876,931000000008</text:p>
          </table:table-cell>
          <table:table-cell table:style-name="Default" table:formula="of:=[.D19]*86400" office:value-type="float" office:value="874.796999999996" calcext:value-type="float">
            <text:p>874,796999999996</text:p>
          </table:table-cell>
          <table:table-cell table:style-name="Default" table:formula="of:=[.E19]*86400" office:value-type="float" office:value="879.183999999995" calcext:value-type="float">
            <text:p>879,183999999995</text:p>
          </table:table-cell>
          <table:table-cell table:style-name="Default" table:formula="of:=[.F19]*86400" office:value-type="float" office:value="882.468999999998" calcext:value-type="float">
            <text:p>882,468999999998</text:p>
          </table:table-cell>
          <table:table-cell table:style-name="ce16" table:formula="of:=[.G19]*86400" office:value-type="float" office:value="913.284000000002" calcext:value-type="float">
            <text:p>913,284000000002</text:p>
          </table:table-cell>
          <table:table-cell table:style-name="ce16" table:formula="of:=[.H19]*86400" office:value-type="float" office:value="900.248999999995" calcext:value-type="float">
            <text:p>900,248999999995</text:p>
          </table:table-cell>
          <table:table-cell table:style-name="ce16" table:formula="of:=[.I19]*86400" office:value-type="float" office:value="901.715000000007" calcext:value-type="float">
            <text:p>901,715000000007</text:p>
          </table:table-cell>
          <table:table-cell table:style-name="ce16" table:formula="of:=[.J19]*86400" office:value-type="float" office:value="887.157999999997" calcext:value-type="float">
            <text:p>887,157999999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9P0" style:volatile="true">
      <number:hours/>
      <number:text>:</number:text>
      <number:minutes number:style="long"/>
      <number:text>:</number:text>
      <number:seconds number:style="long"/>
    </number:time-style>
    <number:text-style style:name="N119">
      <number:text-content/>
      <style:map style:condition="value()&lt;=1.79769313486232E+308" style:apply-style-name="N119P0"/>
    </number:text-style>
    <number:time-style style:name="N120P0" style:volatile="true">
      <number:minutes number:style="long"/>
      <number:text>:</number:text>
      <number:seconds number:style="long" number:decimal-places="1"/>
    </number:time-style>
    <number:text-style style:name="N120">
      <number:text-content/>
      <style:map style:condition="value()&lt;=1.79769313486232E+308" style:apply-style-name="N120P0"/>
    </number:text-style>
    <number:time-style style:name="N121" number:title="Benutzerdefiniert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10121" number:language="de" number:country="D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2T15:05:33.687000000</meta:creation-date>
    <dc:date>2021-07-12T16:14:41.924000000</dc:date>
    <meta:editing-duration>PT15M47S</meta:editing-duration>
    <meta:editing-cycles>3</meta:editing-cycles>
    <meta:generator>LibreOffice/6.2.4.2$Windows_X86_64 LibreOffice_project/2412653d852ce75f65fbfa83fb7e7b669a126d64</meta:generator>
    <meta:document-statistic meta:table-count="1" meta:cell-count="201" meta:object-count="0"/>
  </office:meta>
</office:document-meta>
</file>